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f40c0" officeooo:paragraph-rsid="000f40c0"/>
    </style:style>
    <style:style style:name="P3" style:family="paragraph" style:parent-style-name="Standard">
      <style:paragraph-properties fo:text-align="justify" style:justify-single-word="false"/>
      <style:text-properties fo:language="fr" fo:country="FR" officeooo:rsid="000f40c0" officeooo:paragraph-rsid="000f40c0"/>
    </style:style>
    <style:style style:name="P4" style:family="paragraph" style:parent-style-name="Standard">
      <style:text-properties fo:language="fr" fo:country="FR" officeooo:rsid="0012307e" officeooo:paragraph-rsid="0012307e"/>
    </style:style>
    <style:style style:name="P5" style:family="paragraph" style:parent-style-name="Standard">
      <style:paragraph-properties fo:text-align="center" style:justify-single-word="false"/>
      <style:text-properties fo:language="fr" fo:country="FR" officeooo:rsid="0012307e" officeooo:paragraph-rsid="0012307e"/>
    </style:style>
    <style:style style:name="P6" style:family="paragraph" style:parent-style-name="Standard">
      <style:paragraph-properties fo:text-align="start" style:justify-single-word="false"/>
      <style:text-properties fo:language="fr" fo:country="FR" officeooo:rsid="0012307e" officeooo:paragraph-rsid="0012307e"/>
    </style:style>
    <style:style style:name="P7" style:family="paragraph" style:parent-style-name="Standard">
      <style:paragraph-properties fo:text-align="end" style:justify-single-word="false"/>
      <style:text-properties fo:language="fr" fo:country="FR" fo:font-style="italic" officeooo:rsid="0013388c" officeooo:paragraph-rsid="0013388c" style:font-style-asian="italic" style:font-style-complex="italic"/>
    </style:style>
    <style:style style:name="P8" style:family="paragraph" style:parent-style-name="Standard">
      <style:text-properties fo:language="fr" fo:country="FR" officeooo:rsid="0017c169" officeooo:paragraph-rsid="0017c169"/>
    </style:style>
    <style:style style:name="P9" style:family="paragraph" style:parent-style-name="Standard">
      <style:paragraph-properties fo:text-align="justify" style:justify-single-word="false"/>
      <style:text-properties fo:language="fr" fo:country="FR" officeooo:rsid="000f40c0" officeooo:paragraph-rsid="000f40c0"/>
    </style:style>
    <style:style style:name="P10" style:family="paragraph" style:parent-style-name="Standard">
      <style:paragraph-properties fo:text-align="justify" style:justify-single-word="false"/>
      <style:text-properties fo:language="fr" fo:country="FR" officeooo:rsid="000f40c0" officeooo:paragraph-rsid="0018c7c7"/>
    </style:style>
    <style:style style:name="P11" style:family="paragraph" style:parent-style-name="Standard">
      <style:paragraph-properties fo:text-align="justify" style:justify-single-word="false"/>
      <style:text-properties fo:language="fr" fo:country="FR" officeooo:rsid="0018c7c7" officeooo:paragraph-rsid="0018c7c7"/>
    </style:style>
    <style:style style:name="P12" style:family="paragraph" style:parent-style-name="Standard">
      <style:paragraph-properties fo:text-align="justify" style:justify-single-word="false"/>
      <style:text-properties fo:language="fr" fo:country="FR" officeooo:rsid="0018c7c7" officeooo:paragraph-rsid="001cf1e3"/>
    </style:style>
    <style:style style:name="P13" style:family="paragraph" style:parent-style-name="Standard">
      <style:text-properties fo:language="fr" fo:country="FR" officeooo:paragraph-rsid="000f40c0"/>
    </style:style>
    <style:style style:name="P14" style:family="paragraph" style:parent-style-name="Standard">
      <style:paragraph-properties fo:text-align="center" style:justify-single-word="false"/>
      <style:text-properties fo:language="fr" fo:country="FR" officeooo:rsid="0012307e" officeooo:paragraph-rsid="0012307e"/>
    </style:style>
    <style:style style:name="T1" style:family="text">
      <style:text-properties officeooo:rsid="0012307e"/>
    </style:style>
    <style:style style:name="T2" style:family="text">
      <style:text-properties officeooo:rsid="000f40c0"/>
    </style:style>
    <style:style style:name="T3" style:family="text">
      <style:text-properties officeooo:rsid="0018c7c7"/>
    </style:style>
    <style:style style:name="T4" style:family="text">
      <style:text-properties officeooo:rsid="001a00e3"/>
    </style:style>
    <style:style style:name="T5" style:family="text">
      <style:text-properties officeooo:rsid="001af86c"/>
    </style:style>
    <style:style style:name="T6" style:family="text">
      <style:text-properties officeooo:rsid="001cf1e3"/>
    </style:style>
    <style:style style:name="T7" style:family="text">
      <style:text-properties officeooo:rsid="001dac87"/>
    </style:style>
    <style:style style:name="T8" style:family="text">
      <style:text-properties officeooo:rsid="00223044"/>
    </style:style>
    <number:date-style style:name="N76" number:automatic-order="true">
      <number:day/>
      <number:text> </number:text>
      <number:month number:style="long" number:textual="true"/>
      <number:text> </number:text>
      <number:year number:style="long"/>
    </number:date-style>
  </office:automatic-styles>
  <office:body>
    <office:text>
      <text:variable-decls>
        <text:variable-decl office:value-type="string" text:name="t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éraldine SANCHEZ</text:p>
      <text:p text:style-name="P4">Tél : 06 27 82 83 26</text:p>
      <text:p text:style-name="P4">geraldinesanchez69@yahoo.fr</text:p>
      <text:p text:style-name="P8"><text:tab/><text:tab/><text:tab/><text:tab/><text:tab/><text:tab/><text:tab/><text:tab/><text:span text:style-name="T7">Ronald GANIER</text:span></text:p>
      <text:p text:style-name="P8"><text:tab/><text:tab/><text:tab/><text:tab/><text:tab/><text:tab/><text:tab/><text:tab/><text:span text:style-name="T4">Progilone</text:span></text:p>
      <text:p text:style-name="P1"/>
      <text:p text:style-name="P1"/>
      <text:p text:style-name="P5">Objet : <text:span text:style-name="T4">stage intégration web et solutions open source</text:span></text:p>
      <text:p text:style-name="P5"/>
      <text:p text:style-name="P6"/>
      <text:p text:style-name="P6"><text:tab/><text:tab/><text:tab/><text:tab/><text:tab/><text:tab/><text:tab/><text:tab/>Lyon, le <text:date style:data-style-name="N76" text:date-value="2017-02-06T09:08:17.816170519" text:fixed="true">6 février 2017</text:date></text:p>
      <text:p text:style-name="P13"/>
      <text:p text:style-name="P13"/>
      <text:p text:style-name="P13"><text:drop-down text:name=""><text:label text:current-selected="true" text:value="Monsieur"/><text:label text:value="Madame"/><text:label text:value="Madame, Monsieur"/>Monsieur</text:drop-down>,</text:p>
      <text:p text:style-name="P2"/>
      <text:p text:style-name="P3"><text:bookmark-start text:name="__DdeLink__53_1675889975"/>Je suis actuellement la formation CoLibre dans le cadre d’un projet de reconversion professionnelle. J’ai en effet 10 ans d’expérience professionnelle dans le domaine des études socio-économiques et du conseil. Dans mon précédent métier, j’ai été amenée à utiliser d<text:span text:style-name="T6">es</text:span> outils informatiques <text:span text:style-name="T4">(bases de données, SIG…) q</text:span>ui m’ont donné envie d’évoluer vers le domaine du numérique. <text:span text:style-name="T1">J</text:span>’ai <text:span text:style-name="T1">ainsi </text:span>commencé à me former en suivant des cours en ligne sur les langages web, et ai souhaité compléter ma formation avec cette année de licence pro.</text:p>
      <text:p text:style-name="P3"/>
      <text:p text:style-name="P10"><text:span text:style-name="T3">Un stage à partir du mois d’avril me permettra de valider mon parcours, et surtout d’acquérir une</text:span> première expérience professionnelle significative <text:span text:style-name="T3">dans le domaine du web. Avec un projet initial d’aller vers la conception et le développement de sites Internet, la formation CoLibre m’a ouvert sur le vaste monde du libre et de l’open source, que je trouve passionnant. C’est pourquoi j’envisage aujourd’hui de travailler dans ce secteur, sur de l’intégration et développement web, ou plus largement sur des problématiques d’intégration de solutions open source.</text:span></text:p>
      <text:p text:style-name="P11"/>
      <text:p text:style-name="P12">Je recherche pour cela une <text:span text:style-name="T8">structure </text:span>à taille humaine <text:span text:style-name="T6">comme Progilone. Votre entreprise </text:span>a retenu mon attention <text:span text:style-name="T4">pour les domaines dans lesquels vous intervenez (gestion documentaire et bibliothécaire) et aussi pour la variété des solutions que vous proposez. J’imagine 2 types de mission possibles : travailler sur la communication de Progilone si cela est lié à un projet d’évolution de votre site Internet, et/ou c</text:span>ontribuer à votre activité <text:span text:style-name="T5">dans des projets client en participant à la fois à l’intégration des solutions </text:span>techniques <text:span text:style-name="T5">et à la gestion de projet</text:span>. J’ai pour cela de bonnes bases acquises ces 2 dernières années dans des langages côté client et côté serveur. Nous avons également pu approcher de nombreuses solutions open source (CMS, EPR, etc.) durant la formation CoLibre.</text:p>
      <text:p text:style-name="P11"/>
      <text:p text:style-name="P11">Serait-il possible de se rencontrer, afin d’échanger sur ma candidature, et la mission que vous pourriez me confier au sein de votre structure ?</text:p>
      <text:p text:style-name="P11"/>
      <text:p text:style-name="P3">Dans l’attente de votre réponse, je reste à votre disposition pour tout complément d’information. </text:p>
      <text:p text:style-name="P3">Veuillez croire, <text:drop-down text:name=""><text:label text:current-selected="true" text:value="Monsieur"/><text:label text:value="Madame"/><text:label text:value="Madame, Monsieur"/>Monsieur</text:drop-down>,en mes salutations les meilleures.<text:bookmark-end text:name="__DdeLink__53_1675889975"/></text:p>
      <text:p text:style-name="P2"/>
      <text:p text:style-name="P2"/>
      <text:p text:style-name="P7">Géraldine Sanch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22:13:29.461400784</meta:creation-date>
    <meta:generator>LibreOffice/5.2.2.2$Linux_X86_64 LibreOffice_project/8f96e87c890bf8fa77463cd4b640a2312823f3ad</meta:generator>
    <meta:editing-duration>PT2H7M58S</meta:editing-duration>
    <meta:editing-cycles>12</meta:editing-cycles>
    <dc:date>2017-02-06T10:00:36.328979838</dc:date>
    <meta:document-statistic meta:table-count="0" meta:image-count="0" meta:object-count="0" meta:page-count="1" meta:paragraph-count="15" meta:word-count="366" meta:character-count="2385" meta:non-whitespace-character-count="2009"/>
    <meta:template xlink:type="simple" xlink:actuate="onRequest" xlink:title="Modern" xlink:href="../../../../../../opt/libreoffice5.2/share/template/common/styles/Modern.ott" meta:date="2017-02-03T22:13:28.744241472"/>
  </office:meta>
</office:document-meta>
</file>